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D7D31"/>
    </style:style>
    <style:style style:name="ce3" style:family="table-cell" style:parent-style-name="Default" style:data-style-name="N0">
      <style:table-cell-properties fo:border="thin solid #000000" style:vertical-align="automatic" fo:background-color="#ED7D31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fo:background-color="#D0CECE"/>
    </style:style>
    <style:style style:name="ce5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fo:background-color="#D9D9D9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t_u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_det</text:p>
          </table:table-cell>
          <table:table-cell office:value-type="string" table:style-name="ce2">
            <text:p>ID_usuario</text:p>
          </table:table-cell>
          <table:table-cell office:value-type="string" table:style-name="ce3">
            <text:p>ID_puesto</text:p>
          </table:table-cell>
          <table:table-cell office:value-type="string" table:style-name="ce2">
            <text:p>ID_Modulo</text:p>
          </table:table-cell>
          <table:table-cell office:value-type="string" table:style-name="ce2">
            <text:p>Salario</text:p>
          </table:table-cell>
          <table:table-cell table:number-columns-repeated="16379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500" table:style-name="ce6">
            <text:p>3500</text:p>
          </table:table-cell>
          <table:table-cell table:number-columns-repeated="16379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3500" table:style-name="ce6">
            <text:p>3500</text:p>
          </table:table-cell>
          <table:table-cell table:number-columns-repeated="16379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3500" table:style-name="ce6">
            <text:p>3500</text:p>
          </table:table-cell>
          <table:table-cell table:number-columns-repeated="16379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200" table:style-name="ce6">
            <text:p>3200</text:p>
          </table:table-cell>
          <table:table-cell table:number-columns-repeated="16379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200" table:style-name="ce6">
            <text:p>3200</text:p>
          </table:table-cell>
          <table:table-cell table:number-columns-repeated="16379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200" table:style-name="ce6">
            <text:p>4200</text:p>
          </table:table-cell>
          <table:table-cell table:number-columns-repeated="16379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4200" table:style-name="ce6">
            <text:p>4200</text:p>
          </table:table-cell>
          <table:table-cell table:number-columns-repeated="16379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4200" table:style-name="ce6">
            <text:p>4200</text:p>
          </table:table-cell>
          <table:table-cell table:number-columns-repeated="16379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5800" table:style-name="ce6">
            <text:p>5800</text:p>
          </table:table-cell>
          <table:table-cell table:number-columns-repeated="16379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5800" table:style-name="ce6">
            <text:p>5800</text:p>
          </table:table-cell>
          <table:table-cell table:number-columns-repeated="16379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5800" table:style-name="ce6">
            <text:p>5800</text:p>
          </table:table-cell>
          <table:table-cell table:number-columns-repeated="16379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5800" table:style-name="ce6">
            <text:p>5800</text:p>
          </table:table-cell>
          <table:table-cell table:number-columns-repeated="16379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5800" table:style-name="ce6">
            <text:p>5800</text:p>
          </table:table-cell>
          <table:table-cell table:number-columns-repeated="16379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5800" table:style-name="ce6">
            <text:p>5800</text:p>
          </table:table-cell>
          <table:table-cell table:number-columns-repeated="16379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5800" table:style-name="ce6">
            <text:p>5800</text:p>
          </table:table-cell>
          <table:table-cell table:number-columns-repeated="16379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4700" table:style-name="ce6">
            <text:p>4700</text:p>
          </table:table-cell>
          <table:table-cell table:number-columns-repeated="16379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7" table:style-name="ce4">
            <text:p>7</text:p>
          </table:table-cell>
          <table:table-cell office:value-type="float" office:value="4700" table:style-name="ce6">
            <text:p>470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Hiperv_237_nculo_32_2" style:display-name="Hipervínculo 2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Mackgery Lòpez Alvarado</meta:initial-creator>
    <dc:creator>Mackgery Lòpez Alvarado</dc:creator>
    <meta:creation-date>2020-09-12T07:25:49Z</meta:creation-date>
    <dc:date>2020-09-12T07:31:44Z</dc:date>
  </office:meta>
</office:document-meta>
</file>